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.4cm"/>
    </style:style>
    <style:style style:name="gr3" style:family="graphic" style:parent-style-name="standard">
      <style:graphic-properties draw:textarea-horizontal-align="justify" draw:textarea-vertical-align="middle" draw:auto-grow-height="false" fo:min-height="0.85cm" fo:min-width="4.4cm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3cm" svg:height="0.8cm" svg:x="11.2cm" svg:y="9cm">
          <text:p text:style-name="P1">Machin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3.9cm" svg:height="1cm" svg:x="10.8cm" svg:y="13.1cm">
          <text:p text:style-name="P1">Data Files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9cm" svg:height="1.1cm" svg:x="10.4cm" svg:y="4.6cm">
          <text:p text:style-name="P1">Web Sources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5.5cm" svg:height="0.9cm" svg:x="2.6cm" svg:y="8.8cm">
          <text:p text:style-name="P1">Mobile Controller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8.1cm" svg:y1="9.25cm" svg:x2="11.2cm" svg:y2="9.4cm" draw:start-shape="id1" draw:start-glue-point="1" draw:end-shape="id2" draw:end-glue-point="3" svg:d="M8100 9250h1550v150h1550" svg:viewBox="0 0 3101 151">
          <text:p text:style-name="P1">Upload</text:p>
        </draw:connector>
        <draw:connector draw:style-name="gr5" draw:text-style-name="P2" draw:layer="layout" svg:x1="12.85cm" svg:y1="9.8cm" svg:x2="12.75cm" svg:y2="13.1cm" draw:start-shape="id2" draw:start-glue-point="2" draw:end-shape="id3" draw:end-glue-point="0" svg:d="M12850 9800v1650h-100v1650" svg:viewBox="0 0 101 3301">
          <text:p text:style-name="P1">Upload</text:p>
        </draw:connector>
        <draw:connector draw:style-name="gr5" draw:text-style-name="P2" draw:layer="layout" svg:x1="12.85cm" svg:y1="5.7cm" svg:x2="12.85cm" svg:y2="9cm" draw:start-shape="id4" draw:end-shape="id2" draw:end-glue-point="0" svg:d="M12850 5700v3300" svg:viewBox="0 0 1 3301">
          <text:p text:style-name="P1">Upload Data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3T18:07:15.931084502</meta:creation-date>
    <dc:date>2018-08-22T22:09:11.068274401</dc:date>
    <meta:editing-duration>PT17M37S</meta:editing-duration>
    <meta:editing-cycles>3</meta:editing-cycles>
    <meta:generator>LibreOffice/5.1.6.2$Linux_X86_64 LibreOffice_project/10m0$Build-2</meta:generator>
    <meta:document-statistic meta:object-count="7"/>
  </office:meta>
</office:document-meta>
</file>